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0.257063668135072" calcext:value-type="float">
            <text:p>0.257063668135072</text:p>
          </table:table-cell>
          <table:table-cell office:value-type="float" office:value="0.333291598848128" calcext:value-type="float">
            <text:p>0.333291598848128</text:p>
          </table:table-cell>
          <table:table-cell table:number-columns-repeated="3"/>
          <table:table-cell office:value-type="string" calcext:value-type="string">
            <text:p>baseline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0.436585029037174" calcext:value-type="float">
            <text:p>0.436585029037174</text:p>
          </table:table-cell>
          <table:table-cell office:value-type="float" office:value="0.525551102204409" calcext:value-type="float">
            <text:p>0.5255511022044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unconstrained</text:p>
          </table:table-cell>
        </table:table-row>
        <table:table-row table:style-name="ro1">
          <table:table-cell office:value-type="float" office:value="0.505401356919484" calcext:value-type="float">
            <text:p>0.505401356919484</text:p>
          </table:table-cell>
          <table:table-cell office:value-type="float" office:value="0.668336673346693" calcext:value-type="float">
            <text:p>0.66833667334669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0.529653097620327" calcext:value-type="float">
            <text:p>0.529653097620327</text:p>
          </table:table-cell>
          <table:table-cell office:value-type="float" office:value="0.680861723446894" calcext:value-type="float">
            <text:p>0.68086172344689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0.55952529351262" calcext:value-type="float">
            <text:p>0.55952529351262</text:p>
          </table:table-cell>
          <table:table-cell office:value-type="float" office:value="0.702905811623246" calcext:value-type="float">
            <text:p>0.70290581162324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0.595100709378474" calcext:value-type="float">
            <text:p>0.595100709378474</text:p>
          </table:table-cell>
          <table:table-cell office:value-type="float" office:value="0.692885771543086" calcext:value-type="float">
            <text:p>0.692885771543086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0.519361321765391" calcext:value-type="float">
            <text:p>0.519361321765391</text:p>
          </table:table-cell>
          <table:table-cell office:value-type="float" office:value="0.616733466933868" calcext:value-type="float">
            <text:p>0.616733466933868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0.464302771574802" calcext:value-type="float">
            <text:p>0.464302771574802</text:p>
          </table:table-cell>
          <table:table-cell office:value-type="float" office:value="0.576812320020033" calcext:value-type="float">
            <text:p>0.5768123200200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constrained</text:p>
          </table:table-cell>
        </table:table-row>
        <table:table-row table:style-name="ro1">
          <table:table-cell office:value-type="float" office:value="0.523043683811014" calcext:value-type="float">
            <text:p>0.523043683811014</text:p>
          </table:table-cell>
          <table:table-cell office:value-type="float" office:value="0.658820583448103" calcext:value-type="float">
            <text:p>0.65882058344810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0.562789238933907" calcext:value-type="float">
            <text:p>0.562789238933907</text:p>
          </table:table-cell>
          <table:table-cell office:value-type="float" office:value="0.684236884938024" calcext:value-type="float">
            <text:p>0.68423688493802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0.583851135357902" calcext:value-type="float">
            <text:p>0.583851135357902</text:p>
          </table:table-cell>
          <table:table-cell office:value-type="float" office:value="0.708776762238638" calcext:value-type="float">
            <text:p>0.70877676223863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0.608326207637651" calcext:value-type="float">
            <text:p>0.608326207637651</text:p>
          </table:table-cell>
          <table:table-cell office:value-type="float" office:value="0.701389758357331" calcext:value-type="float">
            <text:p>0.701389758357331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0.568653388472855" calcext:value-type="float">
            <text:p>0.568653388472855</text:p>
          </table:table-cell>
          <table:table-cell office:value-type="float" office:value="0.62100913985226" calcext:value-type="float">
            <text:p>0.62100913985226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0.35092155539132" calcext:value-type="float">
            <text:p>0.35092155539132</text:p>
          </table:table-cell>
          <table:table-cell office:value-type="float" office:value="0.482158507574809" calcext:value-type="float">
            <text:p>0.4821585075748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nstr</text:p>
          </table:table-cell>
        </table:table-row>
        <table:table-row table:style-name="ro1">
          <table:table-cell office:value-type="float" office:value="0.420772493401888" calcext:value-type="float">
            <text:p>0.420772493401888</text:p>
          </table:table-cell>
          <table:table-cell office:value-type="float" office:value="0.563165143357957" calcext:value-type="float">
            <text:p>0.563165143357957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55134313182714" calcext:value-type="float">
            <text:p>0.455134313182714</text:p>
          </table:table-cell>
          <table:table-cell office:value-type="float" office:value="0.627144109177413" calcext:value-type="float">
            <text:p>0.6271441091774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0.479018742257318" calcext:value-type="float">
            <text:p>0.479018742257318</text:p>
          </table:table-cell>
          <table:table-cell office:value-type="float" office:value="0.643670965318643" calcext:value-type="float">
            <text:p>0.64367096531864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0.507673758367395" calcext:value-type="float">
            <text:p>0.507673758367395</text:p>
          </table:table-cell>
          <table:table-cell office:value-type="float" office:value="0.645423813697258" calcext:value-type="float">
            <text:p>0.645423813697258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0.471922060753546" calcext:value-type="float">
            <text:p>0.471922060753546</text:p>
          </table:table-cell>
          <table:table-cell office:value-type="float" office:value="0.572054588706648" calcext:value-type="float">
            <text:p>0.572054588706648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0.430183233541218" calcext:value-type="float">
            <text:p>0.430183233541218</text:p>
          </table:table-cell>
          <table:table-cell office:value-type="float" office:value="0.502566670840115" calcext:value-type="float">
            <text:p>0.5025666708401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nstr</text:p>
          </table:table-cell>
        </table:table-row>
        <table:table-row table:style-name="ro1">
          <table:table-cell office:value-type="float" office:value="0.494359634390885" calcext:value-type="float">
            <text:p>0.494359634390885</text:p>
          </table:table-cell>
          <table:table-cell office:value-type="float" office:value="0.648053086265181" calcext:value-type="float">
            <text:p>0.64805308626518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27203510280751" calcext:value-type="float">
            <text:p>0.527203510280751</text:p>
          </table:table-cell>
          <table:table-cell office:value-type="float" office:value="0.677601101790409" calcext:value-type="float">
            <text:p>0.67760110179040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0.557366140083348" calcext:value-type="float">
            <text:p>0.557366140083348</text:p>
          </table:table-cell>
          <table:table-cell office:value-type="float" office:value="0.690622261174408" calcext:value-type="float">
            <text:p>0.6906222611744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0.588021545148684" calcext:value-type="float">
            <text:p>0.588021545148684</text:p>
          </table:table-cell>
          <table:table-cell office:value-type="float" office:value="0.6962564166771" calcext:value-type="float">
            <text:p>0.6962564166771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0.55433974072004" calcext:value-type="float">
            <text:p>0.55433974072004</text:p>
          </table:table-cell>
          <table:table-cell office:value-type="float" office:value="0.623888819331414" calcext:value-type="float">
            <text:p>0.623888819331414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0.455229936869456" calcext:value-type="float">
            <text:p>0.455229936869456</text:p>
          </table:table-cell>
          <table:table-cell office:value-type="float" office:value="0.571178164517341" calcext:value-type="float">
            <text:p>0.5711781645173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nstr</text:p>
          </table:table-cell>
        </table:table-row>
        <table:table-row table:style-name="ro1">
          <table:table-cell office:value-type="float" office:value="0.51829409859361" calcext:value-type="float">
            <text:p>0.51829409859361</text:p>
          </table:table-cell>
          <table:table-cell office:value-type="float" office:value="0.659070990359334" calcext:value-type="float">
            <text:p>0.65907099035933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8458152946685" calcext:value-type="float">
            <text:p>0.558458152946685</text:p>
          </table:table-cell>
          <table:table-cell office:value-type="float" office:value="0.700012520345562" calcext:value-type="float">
            <text:p>0.70001252034556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0.584391165079205" calcext:value-type="float">
            <text:p>0.584391165079205</text:p>
          </table:table-cell>
          <table:table-cell office:value-type="float" office:value="0.708275948416176" calcext:value-type="float">
            <text:p>0.70827594841617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0.614086024306245" calcext:value-type="float">
            <text:p>0.614086024306245</text:p>
          </table:table-cell>
          <table:table-cell office:value-type="float" office:value="0.710279203706022" calcext:value-type="float">
            <text:p>0.710279203706022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0.565009930647349" calcext:value-type="float">
            <text:p>0.565009930647349</text:p>
          </table:table-cell>
          <table:table-cell office:value-type="float" office:value="0.603480656066107" calcext:value-type="float">
            <text:p>0.603480656066107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0.463222918162224" calcext:value-type="float">
            <text:p>0.463222918162224</text:p>
          </table:table-cell>
          <table:table-cell office:value-type="float" office:value="0.57581069237511" calcext:value-type="float">
            <text:p>0.575810692375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nstr</text:p>
          </table:table-cell>
        </table:table-row>
        <table:table-row table:style-name="ro1">
          <table:table-cell office:value-type="float" office:value="0.521267423885885" calcext:value-type="float">
            <text:p>0.521267423885885</text:p>
          </table:table-cell>
          <table:table-cell office:value-type="float" office:value="0.665581570051333" calcext:value-type="float">
            <text:p>0.66558157005133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61435643724634" calcext:value-type="float">
            <text:p>0.561435643724634</text:p>
          </table:table-cell>
          <table:table-cell office:value-type="float" office:value="0.690497057718793" calcext:value-type="float">
            <text:p>0.69049705771879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0.584715649864329" calcext:value-type="float">
            <text:p>0.584715649864329</text:p>
          </table:table-cell>
          <table:table-cell office:value-type="float" office:value="0.697758858144485" calcext:value-type="float">
            <text:p>0.69775885814448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0.615704942042281" calcext:value-type="float">
            <text:p>0.615704942042281</text:p>
          </table:table-cell>
          <table:table-cell office:value-type="float" office:value="0.71278327281833" calcext:value-type="float">
            <text:p>0.71278327281833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0.574497934990462" calcext:value-type="float">
            <text:p>0.574497934990462</text:p>
          </table:table-cell>
          <table:table-cell office:value-type="float" office:value="0.624765243520721" calcext:value-type="float">
            <text:p>0.62476524352072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09:30:45.921749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5:31:54.322605855</meta:creation-date>
    <dc:date>2020-04-24T10:46:02.880871910</dc:date>
    <meta:editing-duration>PT1H50M11S</meta:editing-duration>
    <meta:editing-cycles>20</meta:editing-cycles>
    <meta:generator>LibreOffice/6.0.7.3$Linux_X86_64 LibreOffice_project/00m0$Build-3</meta:generator>
    <meta:document-statistic meta:table-count="1" meta:cell-count="127" meta:object-count="0"/>
  </office:meta>
</office:document-meta>
</file>